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7年 3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/>March - 2008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78653" calcext:value-type="float">
            <text:p><text:s/>478,653 </text:p>
          </table:table-cell>
          <table:table-cell table:style-name="ce28" office:value-type="float" office:value="3241" calcext:value-type="float">
            <text:p><text:s/>3,241 </text:p>
          </table:table-cell>
          <table:table-cell table:style-name="ce28" office:value-type="float" office:value="24309" calcext:value-type="float">
            <text:p><text:s/>24,309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446406" calcext:value-type="float">
            <text:p><text:s/>446,406 </text:p>
          </table:table-cell>
          <table:table-cell table:style-name="ce28" office:value-type="float" office:value="1185" calcext:value-type="float">
            <text:p><text:s/>1,185 </text:p>
          </table:table-cell>
          <table:table-cell table:style-name="ce28" office:value-type="float" office:value="4576" calcext:value-type="float">
            <text:p><text:s/>4,576 </text:p>
          </table:table-cell>
          <table:table-cell table:style-name="ce28" office:value-type="float" office:value="690" calcext:value-type="float">
            <text:p><text:s/>690 </text:p>
          </table:table-cell>
          <table:table-cell table:style-name="ce28" office:value-type="float" office:value="4704" calcext:value-type="float">
            <text:p><text:s/>4,704 </text:p>
          </table:table-cell>
          <table:table-cell table:style-name="ce28" office:value-type="float" office:value="3362" calcext:value-type="float">
            <text:p><text:s/>3,362 </text:p>
          </table:table-cell>
          <table:table-cell table:style-name="ce28" office:value-type="float" office:value="1364" calcext:value-type="float">
            <text:p><text:s/>1,364 </text:p>
          </table:table-cell>
          <table:table-cell table:style-name="ce28" office:value-type="float" office:value="29" calcext:value-type="float">
            <text:p><text:s/>29 </text:p>
          </table:table-cell>
          <table:table-cell table:style-name="ce28" office:value-type="float" office:value="10" calcext:value-type="float">
            <text:p><text:s/>10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11017" calcext:value-type="float">
            <text:p><text:s/>311,017 </text:p>
          </table:table-cell>
          <table:table-cell table:style-name="ce28" office:value-type="float" office:value="2321" calcext:value-type="float">
            <text:p><text:s/>2,321 </text:p>
          </table:table-cell>
          <table:table-cell table:style-name="ce28" office:value-type="float" office:value="17633" calcext:value-type="float">
            <text:p><text:s/>17,633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287590" calcext:value-type="float">
            <text:p><text:s/>287,590 </text:p>
          </table:table-cell>
          <table:table-cell table:style-name="ce28" office:value-type="float" office:value="982" calcext:value-type="float">
            <text:p><text:s/>982 </text:p>
          </table:table-cell>
          <table:table-cell table:style-name="ce28" office:value-type="float" office:value="3356" calcext:value-type="float">
            <text:p><text:s/>3,356 </text:p>
          </table:table-cell>
          <table:table-cell table:style-name="ce28" office:value-type="float" office:value="491" calcext:value-type="float">
            <text:p><text:s/>491 </text:p>
          </table:table-cell>
          <table:table-cell table:style-name="ce28" office:value-type="float" office:value="3262" calcext:value-type="float">
            <text:p><text:s/>3,262 </text:p>
          </table:table-cell>
          <table:table-cell table:style-name="ce28" office:value-type="float" office:value="2438" calcext:value-type="float">
            <text:p><text:s/>2,438 </text:p>
          </table:table-cell>
          <table:table-cell table:style-name="ce28" office:value-type="float" office:value="846" calcext:value-type="float">
            <text:p><text:s/>846 </text:p>
          </table:table-cell>
          <table:table-cell table:style-name="ce28" office:value-type="float" office:value="9" calcext:value-type="float">
            <text:p><text:s/>9 </text:p>
          </table:table-cell>
          <table:table-cell table:style-name="ce28" office:value-type="float" office:value="3" calcext:value-type="float">
            <text:p><text:s/>3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4466" calcext:value-type="float">
            <text:p><text:s/>144,466 </text:p>
          </table:table-cell>
          <table:table-cell table:style-name="ce29" office:value-type="float" office:value="1321" calcext:value-type="float">
            <text:p><text:s/>1,32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41288" calcext:value-type="float">
            <text:p><text:s/>141,288 </text:p>
          </table:table-cell>
          <table:table-cell table:style-name="ce29" office:value-type="float" office:value="912" calcext:value-type="float">
            <text:p><text:s/>912 </text:p>
          </table:table-cell>
          <table:table-cell table:style-name="ce29" office:value-type="float" office:value="1501" calcext:value-type="float">
            <text:p><text:s/>1,501 </text:p>
          </table:table-cell>
          <table:table-cell table:style-name="ce29" office:value-type="float" office:value="241" calcext:value-type="float">
            <text:p><text:s/>241 </text:p>
          </table:table-cell>
          <table:table-cell table:style-name="ce29" office:value-type="float" office:value="1845" calcext:value-type="float">
            <text:p><text:s/>1,845 </text:p>
          </table:table-cell>
          <table:table-cell table:style-name="ce29" office:value-type="float" office:value="1677" calcext:value-type="float">
            <text:p><text:s/>1,677 </text:p>
          </table:table-cell>
          <table:table-cell table:style-name="ce29" office:value-type="float" office:value="168" calcext:value-type="float">
            <text:p><text:s/>168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87" calcext:value-type="float">
            <text:p><text:s/>2,187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26" calcext:value-type="float">
            <text:p><text:s/>526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2379" calcext:value-type="float">
            <text:p><text:s/>32,379 </text:p>
          </table:table-cell>
          <table:table-cell table:style-name="ce29" office:value-type="float" office:value="142" calcext:value-type="float">
            <text:p><text:s/>142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1180" calcext:value-type="float">
            <text:p><text:s/>31,18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42" calcext:value-type="float">
            <text:p><text:s/>34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65" calcext:value-type="float">
            <text:p><text:s/>265 </text:p>
          </table:table-cell>
          <table:table-cell table:style-name="ce29" office:value-type="float" office:value="123" calcext:value-type="float">
            <text:p><text:s/>123 </text:p>
          </table:table-cell>
          <table:table-cell table:style-name="ce29" office:value-type="float" office:value="142" calcext:value-type="float">
            <text:p><text:s/>14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500" calcext:value-type="float">
            <text:p><text:s/>3,500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68" calcext:value-type="float">
            <text:p><text:s/>2,26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1" calcext:value-type="float">
            <text:p><text:s/>6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4" calcext:value-type="float">
            <text:p><text:s/>64 </text:p>
          </table:table-cell>
          <table:table-cell table:style-name="ce29" office:value-type="float" office:value="62" calcext:value-type="float">
            <text:p><text:s/>62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1037" calcext:value-type="float">
            <text:p><text:s/>1,037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955" calcext:value-type="float">
            <text:p><text:s/>9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82" calcext:value-type="float">
            <text:p><text:s/>82 </text:p>
          </table:table-cell>
          <table:table-cell table:style-name="ce29" office:value-type="float" office:value="78" calcext:value-type="float">
            <text:p><text:s/>78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683" calcext:value-type="float">
            <text:p><text:s/>6,683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516" calcext:value-type="float">
            <text:p><text:s/>5,516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25" calcext:value-type="float">
            <text:p><text:s/>25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600" calcext:value-type="float">
            <text:p><text:s/>4,600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240" calcext:value-type="float">
            <text:p><text:s/>4,240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54" calcext:value-type="float">
            <text:p><text:s/>54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67" calcext:value-type="float">
            <text:p><text:s/>67 </text:p>
          </table:table-cell>
          <table:table-cell table:style-name="ce29" office:value-type="float" office:value="22" calcext:value-type="float">
            <text:p><text:s/>2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41" calcext:value-type="float">
            <text:p><text:s/>1,64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7" calcext:value-type="float">
            <text:p><text:s/>1,5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2005" calcext:value-type="float">
            <text:p><text:s/>2,005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76" calcext:value-type="float">
            <text:p><text:s/>1,676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7" calcext:value-type="float">
            <text:p><text:s/>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848" calcext:value-type="float">
            <text:p><text:s/>1,84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84" calcext:value-type="float">
            <text:p><text:s/>1,48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4" calcext:value-type="float">
            <text:p><text:s/>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424" calcext:value-type="float">
            <text:p><text:s/>424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4" calcext:value-type="float">
            <text:p><text:s/>374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7" calcext:value-type="float">
            <text:p><text:s/>37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13" calcext:value-type="float">
            <text:p><text:s/>13 </text:p>
          </table:table-cell>
          <table:table-cell table:style-name="ce29" office:value-type="float" office:value="11" calcext:value-type="float">
            <text:p><text:s/>1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1467" calcext:value-type="float">
            <text:p><text:s/>11,467 </text:p>
          </table:table-cell>
          <table:table-cell table:style-name="ce29" office:value-type="float" office:value="234" calcext:value-type="float">
            <text:p><text:s/>234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885" calcext:value-type="float">
            <text:p><text:s/>10,88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84" calcext:value-type="float">
            <text:p><text:s/>384 </text:p>
          </table:table-cell>
          <table:table-cell table:style-name="ce29" office:value-type="float" office:value="200" calcext:value-type="float">
            <text:p><text:s/>200 </text:p>
          </table:table-cell>
          <table:table-cell table:style-name="ce29" office:value-type="float" office:value="63" calcext:value-type="float">
            <text:p><text:s/>63 </text:p>
          </table:table-cell>
          <table:table-cell table:style-name="ce29" office:value-type="float" office:value="29" calcext:value-type="float">
            <text:p><text:s/>29 </text:p>
          </table:table-cell>
          <table:table-cell table:style-name="ce29" office:value-type="float" office:value="34" calcext:value-type="float">
            <text:p><text:s/>3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680" calcext:value-type="float">
            <text:p><text:s/>12,680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87" calcext:value-type="float">
            <text:p><text:s/>11,787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15" calcext:value-type="float">
            <text:p><text:s/>1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58" calcext:value-type="float">
            <text:p><text:s/>358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58" calcext:value-type="float">
            <text:p><text:s/>358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213" calcext:value-type="float">
            <text:p><text:s/>2,213 </text:p>
          </table:table-cell>
          <table:table-cell table:style-name="ce29" office:value-type="float" office:value="16" calcext:value-type="float">
            <text:p><text:s/>1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182" calcext:value-type="float">
            <text:p><text:s/>2,18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" calcext:value-type="float">
            <text:p><text:s/>23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16" calcext:value-type="float">
            <text:p><text:s/>1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6" calcext:value-type="float">
            <text:p><text:s/>6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5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276" calcext:value-type="float">
            <text:p><text:s/>16,276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50" calcext:value-type="float">
            <text:p><text:s/>15,250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68" calcext:value-type="float">
            <text:p><text:s/>68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9" calcext:value-type="float">
            <text:p><text:s/>49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23" calcext:value-type="float">
            <text:p><text:s/>2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631" calcext:value-type="float">
            <text:p><text:s/>5,631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628" calcext:value-type="float">
            <text:p><text:s/>628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4915" calcext:value-type="float">
            <text:p><text:s/>4,915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60" calcext:value-type="float">
            <text:p><text:s/>60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31" calcext:value-type="float">
            <text:p><text:s/>31 </text:p>
          </table:table-cell>
          <table:table-cell table:style-name="ce29" office:value-type="float" office:value="28" calcext:value-type="float">
            <text:p><text:s/>28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8042" calcext:value-type="float">
            <text:p><text:s/>28,042 </text:p>
          </table:table-cell>
          <table:table-cell table:style-name="ce29" office:value-type="float" office:value="304" calcext:value-type="float">
            <text:p><text:s/>304 </text:p>
          </table:table-cell>
          <table:table-cell table:style-name="ce29" office:value-type="float" office:value="2282" calcext:value-type="float">
            <text:p><text:s/>2,28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4950" calcext:value-type="float">
            <text:p><text:s/>24,950 </text:p>
          </table:table-cell>
          <table:table-cell table:style-name="ce29" office:value-type="float" office:value="29" calcext:value-type="float">
            <text:p><text:s/>29 </text:p>
          </table:table-cell>
          <table:table-cell table:style-name="ce29" office:value-type="float" office:value="631" calcext:value-type="float">
            <text:p><text:s/>631 </text:p>
          </table:table-cell>
          <table:table-cell table:style-name="ce29" office:value-type="float" office:value="25" calcext:value-type="float">
            <text:p><text:s/>25 </text:p>
          </table:table-cell>
          <table:table-cell table:style-name="ce29" office:value-type="float" office:value="429" calcext:value-type="float">
            <text:p><text:s/>429 </text:p>
          </table:table-cell>
          <table:table-cell table:style-name="ce29" office:value-type="float" office:value="179" calcext:value-type="float">
            <text:p><text:s/>179 </text:p>
          </table:table-cell>
          <table:table-cell table:style-name="ce29" office:value-type="float" office:value="250" calcext:value-type="float">
            <text:p><text:s/>25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626" calcext:value-type="float">
            <text:p><text:s/>15,62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070" calcext:value-type="float">
            <text:p><text:s/>12,07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6" calcext:value-type="float">
            <text:p><text:s/>16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948" calcext:value-type="float">
            <text:p><text:s/>17,948 </text:p>
          </table:table-cell>
          <table:table-cell table:style-name="ce29" office:value-type="float" office:value="176" calcext:value-type="float">
            <text:p><text:s/>176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156" calcext:value-type="float">
            <text:p><text:s/>14,156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102" calcext:value-type="float">
            <text:p><text:s/>102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35" calcext:value-type="float">
            <text:p><text:s/>235 </text:p>
          </table:table-cell>
          <table:table-cell table:style-name="ce29" office:value-type="float" office:value="81" calcext:value-type="float">
            <text:p><text:s/>81 </text:p>
          </table:table-cell>
          <table:table-cell table:style-name="ce29" office:value-type="float" office:value="154" calcext:value-type="float">
            <text:p><text:s/>15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8149" calcext:value-type="float">
            <text:p><text:s/>78,149 </text:p>
          </table:table-cell>
          <table:table-cell table:style-name="ce28" office:value-type="float" office:value="362" calcext:value-type="float">
            <text:p><text:s/>362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70524" calcext:value-type="float">
            <text:p><text:s/>70,524 </text:p>
          </table:table-cell>
          <table:table-cell table:style-name="ce28" office:value-type="float" office:value="103" calcext:value-type="float">
            <text:p><text:s/>103 </text:p>
          </table:table-cell>
          <table:table-cell table:style-name="ce28" office:value-type="float" office:value="553" calcext:value-type="float">
            <text:p><text:s/>553 </text:p>
          </table:table-cell>
          <table:table-cell table:style-name="ce28" office:value-type="float" office:value="128" calcext:value-type="float">
            <text:p><text:s/>128 </text:p>
          </table:table-cell>
          <table:table-cell table:style-name="ce28" office:value-type="float" office:value="527" calcext:value-type="float">
            <text:p><text:s/>527 </text:p>
          </table:table-cell>
          <table:table-cell table:style-name="ce28" office:value-type="float" office:value="396" calcext:value-type="float">
            <text:p><text:s/>396 </text:p>
          </table:table-cell>
          <table:table-cell table:style-name="ce28" office:value-type="float" office:value="131" calcext:value-type="float">
            <text:p><text:s/>131 </text:p>
          </table:table-cell>
          <table:table-cell table:style-name="ce28" office:value-type="float" office:value="20" calcext:value-type="float">
            <text:p><text:s/>20 </text:p>
          </table:table-cell>
          <table:table-cell table:style-name="ce28" office:value-type="float" office:value="7" calcext:value-type="float">
            <text:p><text:s/>7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7825" calcext:value-type="float">
            <text:p><text:s/>87,825 </text:p>
          </table:table-cell>
          <table:table-cell table:style-name="ce28" office:value-type="float" office:value="558" calcext:value-type="float">
            <text:p><text:s/>558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6657" calcext:value-type="float">
            <text:p><text:s/>86,657 </text:p>
          </table:table-cell>
          <table:table-cell table:style-name="ce28" office:value-type="float" office:value="100" calcext:value-type="float">
            <text:p><text:s/>100 </text:p>
          </table:table-cell>
          <table:table-cell table:style-name="ce28" office:value-type="float" office:value="654" calcext:value-type="float">
            <text:p><text:s/>654 </text:p>
          </table:table-cell>
          <table:table-cell table:style-name="ce28" office:value-type="float" office:value="71" calcext:value-type="float">
            <text:p><text:s/>71 </text:p>
          </table:table-cell>
          <table:table-cell table:style-name="ce28" office:value-type="float" office:value="901" calcext:value-type="float">
            <text:p><text:s/>901 </text:p>
          </table:table-cell>
          <table:table-cell table:style-name="ce28" office:value-type="float" office:value="514" calcext:value-type="float">
            <text:p><text:s/>514 </text:p>
          </table:table-cell>
          <table:table-cell table:style-name="ce28" office:value-type="float" office:value="387" calcext:value-type="float">
            <text:p><text:s/>387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662" calcext:value-type="float">
            <text:p><text:s/>1,662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28" office:value-type="float" office:value="1635" calcext:value-type="float">
            <text:p><text:s/>1,635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3" calcext:value-type="float">
            <text:p><text:s/>13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14" calcext:value-type="float">
            <text:p><text:s/>14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662" calcext:value-type="float">
            <text:p><text:s/>1,66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635" calcext:value-type="float">
            <text:p><text:s/>1,63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" calcext:value-type="float">
            <text:p><text:s/>13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4" calcext:value-type="float">
            <text:p><text:s/>1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8-05-13T10:11:08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